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4.29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13.222cm"/>
    </style:style>
    <style:style style:name="co7" style:family="table-column">
      <style:table-column-properties fo:break-before="page" style:column-width="2.25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6.551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3.627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2.3cm"/>
    </style:style>
    <style:style style:name="co17" style:family="table-column">
      <style:table-column-properties fo:break-before="auto" style:column-width="6.059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52cm" fo:break-before="page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Bitstream Vera Sans Mono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font-name="Bitstream Vera Sans Mono"/>
    </style:style>
    <style:style style:name="ce5" style:family="table-cell" style:parent-style-name="Default">
      <style:table-cell-properties fo:background-color="transparent"/>
      <style:text-properties style:font-name="Bitstream Vera Sans Mono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Bitstream Vera Sans Mono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font-name="Bitstream Vera Sans Mono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Bitstream Vera Sans Mono" style:font-name-asian="Andale Sans UI" style:font-name-complex="Tahoma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Bitstream Vera Sans Mono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use-window-font-color="true" style:font-name="Bitstream Vera Sans Mono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font-name="Bitstream Vera Sans Mono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font-name="Bitstream Vera Sans Mono" style:font-name-asian="Andale Sans UI" style:font-name-complex="Tahoma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Bitstream Vera Sans Mono"/>
    </style:style>
    <style:style style:name="ce1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Bitstream Vera Sans Mono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itstream Vera Sans Mono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Bitstream Vera Sans Mono" style:font-name-asian="Andale Sans UI" style:font-name-complex="Tahoma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itstream Vera Sans Mono" style:font-name-asian="Andale Sans UI" style:font-name-complex="Tahoma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ff00" style:font-name="Bitstream Vera Sans Mono"/>
    </style:style>
    <style:style style:name="ce2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font-name="Bitstream Vera Sans Mono"/>
    </style:style>
    <style:style style:name="ce2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00ff00" style:font-name="Bitstream Vera Sans Mono"/>
    </style:style>
    <style:style style:name="ce2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00ff00" style:font-name="Bitstream Vera Sans Mono" style:font-name-asian="Andale Sans UI" style:font-name-complex="Tahoma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Bitstream Vera Sans Mono" style:font-name-asian="Andale Sans UI" style:font-name-complex="Tahoma"/>
    </style:style>
    <style:style style:name="ce2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Bitstream Vera Sans Mono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Bitstream Vera Sans Mono" style:font-name-asian="Andale Sans UI" style:font-name-complex="Tahoma"/>
    </style:style>
    <style:style style:name="ce2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Bitstream Vera Sans Mono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 style:font-name-asian="Andale Sans UI" style:font-name-complex="Tahoma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 Mono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font-name="Bitstream Vera Sans Mono" style:font-name-asian="Andale Sans UI" style:font-name-complex="Tahoma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 style:font-name-asian="Andale Sans UI" style:font-name-complex="Tahoma"/>
    </style:style>
    <style:style style:name="ce34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font-name="Bitstream Vera Sans Mono"/>
    </style:style>
    <style:style style:name="ce3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00ff00" style:font-name="Bitstream Vera Sans Mono" style:font-name-asian="Andale Sans UI" style:font-name-complex="Tahoma"/>
    </style:style>
    <style:style style:name="ce3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 Mono" style:font-name-asian="Andale Sans UI" style:font-name-complex="Tahoma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ff0000" style:font-name="Bitstream Vera Sans Mono" style:font-name-asian="Andale Sans UI" style:font-name-complex="Tahoma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font-name="Bitstream Vera Sans Mono" style:font-name-asian="Andale Sans UI" style:font-name-complex="Tahoma"/>
    </style:style>
    <style:style style:name="ce4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Bitstream Vera Sans Mono"/>
    </style:style>
    <style:style style:name="ce4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Bitstream Vera Sans Mono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Bitstream Vera Sans Mono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Bitstream Vera Sans Mono"/>
    </style:style>
    <style:style style:name="ce4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Bitstream Vera Sans Mono"/>
    </style:style>
    <style:style style:name="ce4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font-name="Bitstream Vera Sans Mono"/>
    </style:style>
    <style:style style:name="ce48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font-name="Bitstream Vera Sans Mono"/>
    </style:style>
    <style:style style:name="ce49" style:family="table-cell" style:parent-style-name="Default">
      <style:text-properties style:font-name="Bitstream Vera Sans Mono"/>
    </style:style>
    <style:style style:name="ce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ff3366" style:font-name="Bitstream Vera Sans Mono"/>
    </style:style>
    <style:style style:name="ce5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Bitstream Vera Sans Mono" style:font-name-asian="Andale Sans UI" style:font-name-complex="Tahoma"/>
    </style:style>
    <style:style style:name="ce52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font-name="Bitstream Vera Sans Mono"/>
    </style:style>
    <style:style style:name="ce53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 fo:border="0.06pt solid #000000"/>
      <style:text-properties style:font-name="Bitstream Vera Sans Mono" style:font-name-asian="Andale Sans UI" style:font-name-complex="Tahoma"/>
    </style:style>
    <style:style style:name="ce55" style:family="table-cell" style:parent-style-name="Default">
      <style:table-cell-properties fo:background-color="transparent" fo:border="0.06pt solid #000000"/>
      <style:text-properties style:font-name="Bitstream Vera Sans Mono"/>
    </style:style>
  </office:automatic-styles>
  <office:body>
    <office:spreadsheet>
      <table:table table:name="Basi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7" table:default-cell-style-name="ce5"/>
        <table:table-column table:style-name="co8" table:default-cell-style-name="ce49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9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0</text:p>
          </table:table-cell>
          <table:table-cell office:value-type="string">
            <text:p>sid=0,ls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1</text:p>
          </table:table-cell>
          <table:table-cell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1</text:p>
          </table:table-cell>
          <table:table-cell table:style-name="ce17" office:value-type="string">
            <text:p>id=1,lS=1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1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last_sync=0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lS &gt; last_sync an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Obj=None</text:p>
          </table:table-cell>
          <table:table-cell table:style-name="ce33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8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7" office:value-type="string">
            <text:p>lS &gt; last_sync an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Csc=1</text:p>
          </table:table-cell>
          <table:table-cell table:style-name="ce35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 office:value-type="string">
            <text:p>id=1,lS=1</text:p>
          </table:table-cell>
          <table:table-cell table:style-name="ce36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object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locally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2,isC=0</text:p>
          </table:table-cell>
          <table:table-cell office:value-type="string">
            <text:p>sid=1,ls=1</text:p>
          </table:table-cell>
          <table:table-cell table:style-name="ce28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2</text:p>
          </table:table-cell>
          <table:table-cell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5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Object committed due to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2,isC=1</text:p>
          </table:table-cell>
          <table:table-cell table:style-name="ce17" office:value-type="string">
            <text:p>id=1,lS=2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provided ls &gt;= l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2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Local change made to previous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SC=2,isC=1</text:p>
          </table:table-cell>
          <table:table-cell office:value-type="string">
            <text:p>(Csc=2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version of object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23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4"/>
          <table:table-cell table:style-name="ce34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4" office:value-type="string">
            <text:p>-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office:value-type="string">
            <text:p>(Csc=2)</text:p>
          </table:table-cell>
          <table:table-cell table:style-name="ce34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40" office:value-type="string">
            <text:p>sid=1,ls=1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3,isC=0</text:p>
          </table:table-cell>
          <table:table-cell office:value-type="string">
            <text:p>(Csc=2)</text:p>
          </table:table-cell>
          <table:table-cell table:style-name="ce28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3</text:p>
          </table:table-cell>
          <table:table-cell/>
          <table:table-cell table:style-name="ce33" office:value-type="string">
            <text:p>sid=1,ls=2,lc=0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4"/>
          <table:table-cell table:style-name="ce34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6" office:value-type="string">
            <text:p>&lt;&lt;&lt;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table:style-name="ce23" office:value-type="string">
            <text:p>sid=1,ls=1</text:p>
          </table:table-cell>
          <table:table-cell table:style-name="ce34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41" office:value-type="string">
            <text:p>sid=1,ls=1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3,isC=1</text:p>
          </table:table-cell>
          <table:table-cell office:value-type="string">
            <text:p>(Csc=3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to NOT ls &gt;= lS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,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sid #1 with values.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7" office:value-type="string">
            <text:p>id=1,lS=2</text:p>
          </table:table-cell>
          <table:table-cell table:style-name="ce34" office:value-type="string">
            <text:p>last_sync=1</text:p>
          </table:table-cell>
          <table:table-cell/>
          <table:table-cell table:style-name="ce45" office:value-type="string">
            <text:p>Possible notice to user:</text:p>
          </table:table-cell>
          <table:table-cell office:value-type="string">
            <text:p>Sync returned new versions, some local changes disgarded.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8"/>
          <table:table-cell table:style-name="ce36" office:value-type="string">
            <text:p>sid=1,ls=2,lc=0</text:p>
          </table:table-cell>
          <table:table-cell/>
          <table:table-cell table:style-name="ce44" office:value-type="string">
            <text:p>Csc would appear changed.</text:p>
          </table:table-cell>
          <table:table-cell office:value-type="string">
            <text:p>Sync before making changes to avoid this.</text:p>
          </table:table-cell>
          <table:table-cell table:number-columns-repeated="1009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Local change made to current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SC=3,isC=1</text:p>
          </table:table-cell>
          <table:table-cell office:value-type="string">
            <text:p>(Csc=3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version of object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23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4"/>
          <table:table-cell table:style-name="ce34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4" office:value-type="string">
            <text:p>-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office:value-type="string">
            <text:p>(Csc=3)</text:p>
          </table:table-cell>
          <table:table-cell table:style-name="ce34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36" office:value-type="string">
            <text:p>sid=1,ls=2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4,isC=0</text:p>
          </table:table-cell>
          <table:table-cell office:value-type="string">
            <text:p>(Csc=3)</text:p>
          </table:table-cell>
          <table:table-cell table:style-name="ce28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4</text:p>
          </table:table-cell>
          <table:table-cell table:style-name="ce23"/>
          <table:table-cell table:style-name="ce33" office:value-type="string">
            <text:p>sid=1,ls=2,lc=0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4"/>
          <table:table-cell table:style-name="ce34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1" office:value-type="string">
            <text:p>&lt;&lt;&lt;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table:style-name="ce23" office:value-type="string">
            <text:p>sid=1,ls=2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41" office:value-type="string">
            <text:p>sid=1,ls=2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committed due to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4,isC=1</text:p>
          </table:table-cell>
          <table:table-cell office:value-type="string">
            <text:p>(Csc=4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provided ls &gt;= l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4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 table:number-columns-repeated="1010"/>
        </table:table-row>
        <table:table-row table:style-name="ro1">
          <table:table-cell table:style-name="ce3"/>
          <table:table-cell table:style-name="ce17" office:value-type="string">
            <text:p>id=1,lS=4</text:p>
          </table:table-cell>
          <table:table-cell table:style-name="ce28" office:value-type="string">
            <text:p>last_sync=1</text:p>
          </table:table-cell>
          <table:table-cell/>
          <table:table-cell table:style-name="ce45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6" office:value-type="string">
            <text:p>sid=1,ls=4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4,isC=1</text:p>
          </table:table-cell>
          <table:table-cell office:value-type="string">
            <text:p>last_sync=1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4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7" office:value-type="string">
            <text:p>sid=1,ls=4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8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4,isC=1</text:p>
          </table:table-cell>
          <table:table-cell office:value-type="string">
            <text:p>Csc=4</text:p>
          </table:table-cell>
          <table:table-cell table:style-name="ce35" office:value-type="string">
            <text:p>last_sync=4</text:p>
          </table:table-cell>
          <table:table-cell/>
          <table:table-cell table:style-name="ce47" office:value-type="string">
            <text:p>lS &gt; last_sync an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4</text:p>
          </table:table-cell>
          <table:table-cell table:style-name="ce32" office:value-type="string">
            <text:p>sid=1,ls=4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4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7" office:value-type="string">
            <text:p>sid=1,ls=4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 table:number-rows-repeated="1048411">
          <table:table-cell table:number-columns-repeated="1015"/>
        </table:table-row>
        <table:table-row table:style-name="ro3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Concurrency 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10" table:default-cell-style-name="ce5"/>
        <table:table-column table:style-name="co8" table:number-columns-repeated="1003" table:default-cell-style-name="ce5"/>
        <table:table-column table:style-name="co8" table:default-cell-style-name="ce49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9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reates an objec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3" office:value-type="string">
            <text:p>SC=None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6"/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6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0</text:p>
          </table:table-cell>
          <table:table-cell office:value-type="string">
            <text:p>sid=0,ls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1,isC=0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1</text:p>
          </table:table-cell>
          <table:table-cell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2,isC=0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/>
          <table:table-cell table:style-name="ce7" office:value-type="string">
            <text:p>Ssc=2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3"/>
          <table:table-cell/>
          <table:table-cell table:style-name="ce30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3"/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0,ls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1</text:p>
          </table:table-cell>
          <table:table-cell table:style-name="ce17" office:value-type="string">
            <text:p>id=1,lS=1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due to provided sid=0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0</text:p>
          </table:table-cell>
          <table:table-cell table:style-name="ce17"/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/>
          <table:table-cell table:style-name="ce10" office:value-type="string">
            <text:p>id=1,lS=1</text:p>
          </table:table-cell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7" office:value-type="string">
            <text:p>id=2,lS=2</text:p>
          </table:table-cell>
          <table:table-cell table:style-name="ce17" office:value-type="string">
            <text:p>id=2,ls=2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29" office:value-type="string">
            <text:p>sid=0,ls=0,lc=1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2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5"/>
          <table:table-cell table:style-name="ce1" office:value-type="string">
            <text:p>Start Down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/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download phase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last_sync=0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6"/>
          <table:table-cell table:style-name="ce3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6"/>
          <table:table-cell table:style-name="ce31"/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/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Csc=2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lS &gt; last_sync and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lS &gt; last_sync and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 office:value-type="string">
            <text:p>id=2,lS=2</text:p>
          </table:table-cell>
          <table:table-cell table:style-name="ce33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32" office:value-type="string">
            <text:p>sid=2,ls=2,lc=0</text:p>
          </table:table-cell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 office:value-type="string">
            <text:p>(Csc=2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10"/>
          <table:table-cell table:style-name="ce14" office:value-type="string">
            <text:p>Csc=2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2,ls=1,lc=0</text:p>
          </table:table-cell>
          <table:table-cell/>
          <table:table-cell table:style-name="ce43"/>
          <table:table-cell/>
          <table:table-cell table:style-name="ce10"/>
          <table:table-cell table:style-name="ce17" office:value-type="string">
            <text:p>id=1,lS=1</text:p>
          </table:table-cell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6"/>
          <table:table-cell table:style-name="ce3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6"/>
          <table:table-cell table:style-name="ce36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hanges the sam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object locally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/>
          <table:table-cell table:style-name="ce10"/>
          <table:table-cell table:style-name="ce14"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1,ls=1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2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0</text:p>
          </table:table-cell>
          <table:table-cell office:value-type="string">
            <text:p>sid=1,ls=1</text:p>
          </table:table-cell>
          <table:table-cell table:style-name="ce34" office:value-type="string">
            <text:p>last_sync=2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3</text:p>
          </table:table-cell>
          <table:table-cell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4,isC=0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33" office:value-type="string">
            <text:p>sid=2,ls=2,lc=0</text:p>
          </table:table-cell>
          <table:table-cell/>
          <table:table-cell table:style-name="ce45" office:value-type="string">
            <text:p>Trailing committed SC rows</text:p>
          </table:table-cell>
          <table:table-cell/>
          <table:table-cell table:style-name="ce7" office:value-type="string">
            <text:p>Ssc=4</text:p>
          </table:table-cell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5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/>
          <table:table-cell table:style-name="ce30"/>
          <table:table-cell/>
          <table:table-cell table:style-name="ce45" office:value-type="string">
            <text:p>are deleted.</text:p>
          </table:table-cell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5"/>
          <table:table-cell/>
          <table:table-cell table:style-name="ce10" office:value-type="string">
            <text:p>id=2,lS=2</text:p>
          </table:table-cell>
          <table:table-cell table:style-name="ce26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1,ls=1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1,lc=1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Object committed due to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1</text:p>
          </table:table-cell>
          <table:table-cell table:style-name="ce17" office:value-type="string">
            <text:p>id=1,lS=3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provided ls &gt;= lS.</text:p>
          </table:table-cell>
          <table:table-cell/>
          <table:table-cell table:style-name="ce10" office:value-type="string">
            <text:p>SC=3,isC=1</text:p>
          </table:table-cell>
          <table:table-cell table:style-name="ce14" office:value-type="string">
            <text:p>(Csc=4)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to NOT ls &gt;= lS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4,isC=0</text:p>
          </table:table-cell>
          <table:table-cell table:style-name="ce17"/>
          <table:table-cell table:style-name="ce32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4" office:value-type="string">
            <text:p>sid=2,ls=2,lc=0</text:p>
          </table:table-cell>
          <table:table-cell/>
          <table:table-cell table:style-name="ce47" office:value-type="string">
            <text:p>List of objects is returned.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34" office:value-type="string">
            <text:p>sid=2,ls=2,lc=0</text:p>
          </table:table-cell>
          <table:table-cell/>
          <table:table-cell table:style-name="ce47" office:value-type="string">
            <text:p>List of objects is returned,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3</text:p>
          </table:table-cell>
          <table:table-cell/>
          <table:table-cell table:style-name="ce30"/>
          <table:table-cell/>
          <table:table-cell table:style-name="ce43"/>
          <table:table-cell/>
          <table:table-cell table:style-name="ce10" office:value-type="string">
            <text:p>id=1,lS=3</text:p>
          </table:table-cell>
          <table:table-cell table:style-name="ce21"/>
          <table:table-cell table:style-name="ce30"/>
          <table:table-cell/>
          <table:table-cell table:style-name="ce47" office:value-type="string">
            <text:p>sid #1 with values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5" office:value-type="string">
            <text:p>Possible notice to user: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>
            <text:p>(Csc=3)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17" office:value-type="string">
            <text:p>id=1,lS=3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1,lc=1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2" office:value-type="string">
            <text:p>sid=1,ls=3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Alternate Outcom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Object committed due to</text:p>
          </table:table-cell>
          <table:table-cell/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3,isC=0</text:p>
          </table:table-cell>
          <table:table-cell office:value-type="string">
            <text:p>(Csc=2)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provided ls &gt;= lS.</text:p>
          </table:table-cell>
          <table:table-cell/>
          <table:table-cell table:style-name="ce7" office:value-type="string">
            <text:p>SC=3,isC=1</text:p>
          </table:table-cell>
          <table:table-cell table:style-name="ce17" office:value-type="string">
            <text:p>id=1,lS=4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to NOT ls &gt;= lS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10" office:value-type="string">
            <text:p>SC=4,isC=1</text:p>
          </table:table-cell>
          <table:table-cell table:style-name="ce17"/>
          <table:table-cell table:style-name="ce32" office:value-type="string">
            <text:p>sid=1,ls=4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4" office:value-type="string">
            <text:p>sid=2,ls=2,lc=0</text:p>
          </table:table-cell>
          <table:table-cell/>
          <table:table-cell table:style-name="ce47" office:value-type="string">
            <text:p>List of objects is returned.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34" office:value-type="string">
            <text:p>sid=2,ls=2,lc=0</text:p>
          </table:table-cell>
          <table:table-cell/>
          <table:table-cell table:style-name="ce47" office:value-type="string">
            <text:p>List of objects is returned,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4</text:p>
          </table:table-cell>
          <table:table-cell/>
          <table:table-cell table:style-name="ce30"/>
          <table:table-cell/>
          <table:table-cell table:style-name="ce43"/>
          <table:table-cell/>
          <table:table-cell table:style-name="ce10" office:value-type="string">
            <text:p>id=1,lS=4</text:p>
          </table:table-cell>
          <table:table-cell table:style-name="ce21"/>
          <table:table-cell table:style-name="ce30"/>
          <table:table-cell/>
          <table:table-cell table:style-name="ce47" office:value-type="string">
            <text:p>sid #1 with values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5" office:value-type="string">
            <text:p>Possible notice to user: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7" office:value-type="string">
            <text:p>id=1,lS=4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(Csc=4)</text:p>
          </table:table-cell>
          <table:table-cell table:style-name="ce34" office:value-type="string">
            <text:p>last_sync=2</text:p>
          </table:table-cell>
          <table:table-cell/>
          <table:table-cell table:style-name="ce50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3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2" office:value-type="string">
            <text:p>sid=1,ls=4,lc=0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3" office:value-type="string">
            <text:p>sid=1,ls=4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 table:number-rows-repeated="1048359">
          <table:table-cell table:number-columns-repeated="1015"/>
        </table:table-row>
        <table:table-row table:style-name="ro3" table:number-rows-repeated="112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Concurrency 2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10" table:default-cell-style-name="ce5"/>
        <table:table-column table:style-name="co8" table:number-columns-repeated="1003" table:default-cell-style-name="ce5"/>
        <table:table-column table:style-name="co8" table:default-cell-style-name="ce49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9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reates an objec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3" office:value-type="string">
            <text:p>SC=None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6"/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6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0</text:p>
          </table:table-cell>
          <table:table-cell office:value-type="string">
            <text:p>sid=0,ls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1,isC=0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1</text:p>
          </table:table-cell>
          <table:table-cell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2,isC=0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/>
          <table:table-cell table:style-name="ce7" office:value-type="string">
            <text:p>Ssc=2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3"/>
          <table:table-cell/>
          <table:table-cell table:style-name="ce30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3"/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0,ls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1</text:p>
          </table:table-cell>
          <table:table-cell table:style-name="ce17" office:value-type="string">
            <text:p>id=1,lS=1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due to provided sid=0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0</text:p>
          </table:table-cell>
          <table:table-cell table:style-name="ce17"/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7" office:value-type="string">
            <text:p>List of objects is return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/>
          <table:table-cell table:style-name="ce10" office:value-type="string">
            <text:p>id=1,lS=1</text:p>
          </table:table-cell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7" office:value-type="string">
            <text:p>id=2,lS=2</text:p>
          </table:table-cell>
          <table:table-cell table:style-name="ce17" office:value-type="string">
            <text:p>id=2,ls=2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29" office:value-type="string">
            <text:p>sid=0,ls=0,lc=1</text:p>
          </table:table-cell>
          <table:table-cell/>
          <table:table-cell table:style-name="ce43"/>
          <table:table-cell/>
          <table:table-cell table:style-name="ce3"/>
          <table:table-cell table:style-name="ce17"/>
          <table:table-cell table:style-name="ce32" office:value-type="string">
            <text:p>sid=2,ls=2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hanges an object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2,ls=2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2" office:value-type="string">
            <text:p>sid=2,ls=2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0</text:p>
          </table:table-cell>
          <table:table-cell office:value-type="string">
            <text:p>sid=1,ls=1</text:p>
          </table:table-cell>
          <table:table-cell table:style-name="ce34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3</text:p>
          </table:table-cell>
          <table:table-cell table:style-name="Default"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4,isC=0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5" office:value-type="string">
            <text:p>Trailing committed SC rows</text:p>
          </table:table-cell>
          <table:table-cell/>
          <table:table-cell table:style-name="ce7" office:value-type="string">
            <text:p>Ssc=4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/>
          <table:table-cell table:style-name="ce30"/>
          <table:table-cell/>
          <table:table-cell table:style-name="ce45" office:value-type="string">
            <text:p>are deleted.</text:p>
          </table:table-cell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5"/>
          <table:table-cell/>
          <table:table-cell table:style-name="ce10" office:value-type="string">
            <text:p>id=2,lS=2</text:p>
          </table:table-cell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2,ls=1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2,lc=1</text:p>
          </table:table-cell>
          <table:table-cell/>
          <table:table-cell table:style-name="ce43"/>
          <table:table-cell/>
          <table:table-cell table:style-name="ce3"/>
          <table:table-cell table:style-name="Default"/>
          <table:table-cell table:style-name="ce33" office:value-type="string">
            <text:p>sid=2,ls=2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/>
          <table:table-cell table:style-name="ce19"/>
          <table:table-cell table:style-name="ce27"/>
          <table:table-cell/>
          <table:table-cell table:style-name="ce46" office:value-type="string">
            <text:p>Long running transaction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will be committed due</text:p>
          </table:table-cell>
          <table:table-cell table:number-columns-repeated="1004"/>
        </table:table-row>
        <table:table-row table:style-name="ro1">
          <table:table-cell table:style-name="ce7"/>
          <table:table-cell/>
          <table:table-cell table:style-name="ce35"/>
          <table:table-cell/>
          <table:table-cell table:style-name="ce43" office:value-type="string">
            <text:p>and inserts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to ls &gt;= lS.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7"/>
          <table:table-cell table:style-name="ce32"/>
          <table:table-cell/>
          <table:table-cell table:style-name="ce43" office:value-type="string">
            <text:p>running in background.</text:p>
          </table:table-cell>
          <table:table-cell/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7"/>
          <table:table-cell table:style-name="ce35"/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34"/>
          <table:table-cell/>
          <table:table-cell table:style-name="ce47" office:value-type="string">
            <text:p>List of objects is returned.</text:p>
          </table:table-cell>
          <table:table-cell table:number-columns-repeated="1004"/>
        </table:table-row>
        <table:table-row table:style-name="ro1">
          <table:table-cell table:style-name="ce7"/>
          <table:table-cell/>
          <table:table-cell table:style-name="ce30"/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21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0"/>
          <table:table-cell/>
          <table:table-cell table:style-name="ce43"/>
          <table:table-cell/>
          <table:table-cell table:style-name="ce7" office:value-type="string">
            <text:p>id=2,lS=4</text:p>
          </table:table-cell>
          <table:table-cell table:style-name="ce21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3"/>
          <table:table-cell/>
          <table:table-cell table:style-name="ce34"/>
          <table:table-cell/>
          <table:table-cell table:style-name="ce43"/>
          <table:table-cell/>
          <table:table-cell table:style-name="ce3"/>
          <table:table-cell table:style-name="ce14" office:value-type="string">
            <text:p>id=2,lS=4</text:p>
          </table:table-cell>
          <table:table-cell table:style-name="ce34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/>
          <table:table-cell/>
          <table:table-cell table:style-name="ce43"/>
          <table:table-cell/>
          <table:table-cell table:style-name="ce3"/>
          <table:table-cell table:style-name="ce17"/>
          <table:table-cell table:style-name="ce33" office:value-type="string">
            <text:p>sid=2,ls=4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/>
          <table:table-cell/>
          <table:table-cell table:style-name="ce4"/>
          <table:table-cell table:style-name="ce18"/>
          <table:table-cell table:style-name="ce41"/>
          <table:table-cell/>
          <table:table-cell table:style-name="ce52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will be committed due</text:p>
          </table:table-cell>
          <table:table-cell/>
          <table:table-cell table:style-name="ce2"/>
          <table:table-cell table:style-name="ce15"/>
          <table:table-cell table:style-name="ce27"/>
          <table:table-cell/>
          <table:table-cell table:style-name="ce42" office:value-type="string">
            <text:p>Idle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1</text:p>
          </table:table-cell>
          <table:table-cell table:style-name="ce17" office:value-type="string">
            <text:p>id=1,lS=3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to ls &gt;= lS.</text:p>
          </table:table-cell>
          <table:table-cell/>
          <table:table-cell table:style-name="ce10"/>
          <table:table-cell table:style-name="ce14"/>
          <table:table-cell table:style-name="ce34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C=4,isC=1</text:p>
          </table:table-cell>
          <table:table-cell table:style-name="ce17"/>
          <table:table-cell table:style-name="ce32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/>
          <table:table-cell table:style-name="ce17"/>
          <table:table-cell table:style-name="ce33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5"/>
          <table:table-cell/>
          <table:table-cell table:style-name="ce47" office:value-type="string">
            <text:p>List of objects is returned.</text:p>
          </table:table-cell>
          <table:table-cell/>
          <table:table-cell table:style-name="ce3"/>
          <table:table-cell table:style-name="ce14"/>
          <table:table-cell table:style-name="ce34"/>
          <table:table-cell/>
          <table:table-cell table:style-name="ce43"/>
          <table:table-cell table:number-columns-repeated="1004"/>
        </table:table-row>
        <table:table-row table:style-name="ro1">
          <table:table-cell table:style-name="ce7" office:value-type="string">
            <text:p>id=1,lS=3</text:p>
          </table:table-cell>
          <table:table-cell/>
          <table:table-cell table:style-name="ce30"/>
          <table:table-cell/>
          <table:table-cell table:style-name="ce43"/>
          <table:table-cell/>
          <table:table-cell table:style-name="ce10"/>
          <table:table-cell table:style-name="ce21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4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51"/>
          <table:table-cell/>
          <table:table-cell table:style-name="ce10"/>
          <table:table-cell table:style-name="ce21"/>
          <table:table-cell table:style-name="ce30"/>
          <table:table-cell/>
          <table:table-cell table:style-name="ce51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34" office:value-type="string">
            <text:p>last_sync=0</text:p>
          </table:table-cell>
          <table:table-cell/>
          <table:table-cell table:style-name="ce50"/>
          <table:table-cell/>
          <table:table-cell table:style-name="ce3"/>
          <table:table-cell table:style-name="ce14"/>
          <table:table-cell table:style-name="ce35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2,ls=4,lc=0</text:p>
          </table:table-cell>
          <table:table-cell/>
          <table:table-cell table:style-name="ce50"/>
          <table:table-cell/>
          <table:table-cell table:style-name="ce3"/>
          <table:table-cell table:style-name="ce17"/>
          <table:table-cell table:style-name="ce32"/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/>
          <table:table-cell table:number-columns-repeated="1004"/>
        </table:table-row>
        <table:table-row table:style-name="ro1" table:number-rows-repeated="1048360">
          <table:table-cell table:number-columns-repeated="1015"/>
        </table:table-row>
        <table:table-row table:style-name="ro3" table:number-rows-repeated="13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erver Loaded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15" table:default-cell-style-name="ce5"/>
        <table:table-column table:style-name="co5" table:default-cell-style-name="ce5"/>
        <table:table-column table:style-name="co8" table:number-columns-repeated="1009" table:default-cell-style-name="ce5"/>
        <table:table-column table:style-name="co8" table:default-cell-style-name="ce49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9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committed to server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(Raw data load example)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 office:value-type="string">
            <text:p>(Do not perform online)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1</text:p>
          </table:table-cell>
          <table:table-cell/>
          <table:table-cell table:style-name="ce28"/>
          <table:table-cell/>
          <table:table-cell table:style-name="ce43" office:value-type="string">
            <text:p>(Recovery or preload example)</text:p>
          </table:table-cell>
          <table:table-cell table:number-columns-repeated="1010"/>
        </table:table-row>
        <table:table-row table:style-name="ro1">
          <table:table-cell table:style-name="ce7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1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last_sync=0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Csc=1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lS &gt; last_sync an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20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table:style-name="ce21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lS &gt; last_sync an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Csc=1</text:p>
          </table:table-cell>
          <table:table-cell table:style-name="ce35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 office:value-type="string">
            <text:p>id=1,lS=1</text:p>
          </table:table-cell>
          <table:table-cell table:style-name="ce36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 table:number-rows-repeated="1048427">
          <table:table-cell table:number-columns-repeated="1015"/>
        </table:table-row>
        <table:table-row table:style-name="ro3" table:number-rows-repeated="9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None Sta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15" table:default-cell-style-name="ce5"/>
        <table:table-column table:style-name="co5" table:default-cell-style-name="ce5"/>
        <table:table-column table:style-name="co8" table:number-columns-repeated="1013" table:default-cell-style-name="ce5"/>
        <table:table-column table:style-name="co8" table:default-cell-style-name="ce49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12"/>
          <table:table-cell table:style-name="ce49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last_sync=0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Csc=0</text:p>
          </table:table-cell>
          <table:table-cell table:style-name="ce34" office:value-type="string">
            <text:p>last_sync=0</text:p>
          </table:table-cell>
          <table:table-cell/>
          <table:table-cell table:style-name="ce43" office:value-type="string">
            <text:p>lS &gt; last_sync an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Obj=None</text:p>
          </table:table-cell>
          <table:table-cell table:style-name="ce29" office:value-type="string">
            <text:p>obj=None</text:p>
          </table:table-cell>
          <table:table-cell/>
          <table:table-cell table:style-name="ce47" office:value-type="string">
            <text:p>lastUpdatedBy != client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4"/>
        </table:table-row>
        <table:table-row table:style-name="ro1" table:number-rows-repeated="1048420">
          <table:table-cell table:number-columns-repeated="1019"/>
        </table:table-row>
        <table:table-row table:style-name="ro3" table:number-rows-repeated="130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LEGEND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8" table:number-columns-repeated="1013" table:default-cell-style-name="ce5"/>
        <table:table-column table:style-name="co8" table:default-cell-style-name="ce49"/>
        <table:table-row table:style-name="ro1">
          <table:table-cell table:style-name="ce53" office:value-type="string">
            <text:p>LEGEND</text:p>
          </table:table-cell>
          <table:table-cell table:number-columns-repeated="1013"/>
          <table:table-cell table:style-name="ce49"/>
          <table:table-cell table:style-name="Default"/>
        </table:table-row>
        <table:table-row table:style-name="ro1">
          <table:table-cell table:style-name="ce54" office:value-type="string">
            <text:p>SC</text:p>
          </table:table-cell>
          <table:table-cell table:style-name="ce55" office:value-type="string">
            <text:p>Sync Count</text:p>
          </table:table-cell>
          <table:table-cell table:number-columns-repeated="1014"/>
        </table:table-row>
        <table:table-row table:style-name="ro1">
          <table:table-cell table:style-name="ce54" office:value-type="string">
            <text:p>isC</text:p>
          </table:table-cell>
          <table:table-cell table:style-name="ce55" office:value-type="string">
            <text:p>isCommitted</text:p>
          </table:table-cell>
          <table:table-cell table:number-columns-repeated="1014"/>
        </table:table-row>
        <table:table-row table:style-name="ro1">
          <table:table-cell table:style-name="ce54" office:value-type="string">
            <text:p>Csc</text:p>
          </table:table-cell>
          <table:table-cell table:style-name="ce55" office:value-type="string">
            <text:p>Committed sync count*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Ssc</text:p>
          </table:table-cell>
          <table:table-cell table:style-name="ce55" office:value-type="string">
            <text:p>Session sync count*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id</text:p>
          </table:table-cell>
          <table:table-cell table:style-name="ce55" office:value-type="string">
            <text:p>Object ID on server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lS</text:p>
          </table:table-cell>
          <table:table-cell table:style-name="ce55" office:value-type="string">
            <text:p>Object last sync on server</text:p>
          </table:table-cell>
          <table:table-cell table:number-columns-repeated="1014"/>
        </table:table-row>
        <table:table-row table:style-name="ro1"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55" office:value-type="string">
            <text:p>last_sync</text:p>
          </table:table-cell>
          <table:table-cell table:style-name="ce55" office:value-type="string">
            <text:p>last sync down on client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sid</text:p>
          </table:table-cell>
          <table:table-cell table:style-name="ce55" office:value-type="string">
            <text:p>server object_id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ls</text:p>
          </table:table-cell>
          <table:table-cell table:style-name="ce55" office:value-type="string">
            <text:p>object last_sync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lc</text:p>
          </table:table-cell>
          <table:table-cell table:style-name="ce55" office:value-type="string">
            <text:p>local changes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generated by queries.</text:p>
          </table:table-cell>
          <table:table-cell table:number-columns-repeated="1014"/>
        </table:table-row>
        <table:table-row table:style-name="ro1">
          <table:table-cell/>
          <table:table-cell table:style-name="ce49"/>
          <table:table-cell table:number-columns-repeated="1014"/>
        </table:table-row>
        <table:table-row table:style-name="ro1" table:number-rows-repeated="1048558">
          <table:table-cell table:number-columns-repeated="1016"/>
        </table:table-row>
        <table:table-row table:style-name="ro3" table:number-rows-repeated="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5H23M31S</meta:editing-duration>
    <meta:editing-cycles>79</meta:editing-cycles>
    <meta:generator>LibreOffice/3.5$Linux_X86_64 LibreOffice_project/350m1$Build-2</meta:generator>
    <dc:date>2015-03-05T20:59:25</dc:date>
    <meta:document-statistic meta:table-count="6" meta:cell-count="1220" meta:object-count="0"/>
    <meta:user-defined meta:name="Info 1"/>
    <meta:user-defined meta:name="Info 2"/>
    <meta:user-defined meta:name="Info 3"/>
    <meta:user-defined meta:name="Info 4"/>
  </office:meta>
</office:document-meta>
</file>